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e9aa2" officeooo:paragraph-rsid="001e9aa2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e9aa2" officeooo:paragraph-rsid="001e9aa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e9aa2" officeooo:paragraph-rsid="001e9aa2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elegido la pagina web de <text:a xlink:type="simple" xlink:href="https://giphy.com/" text:style-name="Internet_20_link" text:visited-style-name="Visited_20_Internet_20_Link">GIPHY</text:a></text:p>
      <text:p text:style-name="P1"/>
      <text:p text:style-name="P1"/>
      <text:p text:style-name="P2">La he elegido porque me gusta la idea de la pagina y su tema .</text:p>
      <text:p text:style-name="P2"/>
      <text:p text:style-name="P2">Mi opinion :</text:p>
      <text:p text:style-name="P2"/>
      <text:p text:style-name="P2">Es una pagina de gifs donde puedes buscar lo que quieras y una barra de navegacion con multiples botones para buscar los temas especificos y al bajar solo se queda la busqueda y la imagen de GIPHY que al pulsarlo vuelve a arriba del todo , me parece un sistema de navegacion bueno y simple y esta en todas las paginas para facil navegacion y eso seria todo lo que hace la pagina , puedes buscar gifs y descargarlos .</text:p>
      <text:p text:style-name="P2"/>
      <text:p text:style-name="P2">Las cosas que no me gustan son , que al abrirlo entras direcamente en la pagina principal , donde hay muchos gifs de ejemplo con mucho movimiento y puede llegar a agobiar y a marear y ser feo a la vista , y que la disposicion de los gifs no esta corregida , tipo estan juntos los mas anchos y los mas estrechos , haciendo que en algunas partes hallan muchos gifs y en otras pocos y no es responsive , lo que causa que si pones menor tamaño de pagina te perderas parte de los gifs.</text:p>
      <text:p text:style-name="P2"/>
      <text:p text:style-name="P2">Yo cambiaria el parrafo anterior :</text:p>
      <text:p text:style-name="P2"/>
      <text:p text:style-name="P2">Para que no te pongan muchos gifs delante nada mas entrar pondria otra pagina antes de tipo un fondo negro con texto blanco con lo que quieran , un boton de entrar y la barra de navegacion para que al entrar pueda ir directo a lo que quiere o a la pagina principal , tambien cambiaria que los lugares donde tengan que estar los gifs tengan un espacio determinado donde los gifs se tengan que ajustar y al pulsar el que quieres ya se muestre a su tamaño original y lo haria responsive almenos para que si no caben todos los gifs se muevan para abajo .</text:p>
      <text:p text:style-name="P2"/>
      <text:p text:style-name="P2">Como esta ahora es funcional y hace lo dice , esta bien 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0:22:10.411000000</meta:creation-date>
    <dc:date>2024-03-05T20:04:47.273000000</dc:date>
    <meta:editing-duration>PT39M3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328" meta:character-count="1644" meta:non-whitespace-character-count="1324"/>
  </office:meta>
</office:document-meta>
</file>